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945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2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5.6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Used messages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Envelope size in Bytes</text:p>
          </table:table-cell>
          <table:table-cell table:number-columns-repeated="2"/>
          <table:table-cell office:value-type="string" calcext:value-type="string">
            <text:p>Test conditions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Message Content (English)</text:p>
          </table:table-cell>
          <table:table-cell table:style-name="ce1" office:value-type="string" calcext:value-type="string">
            <text:p>Technical Rationale</text:p>
          </table:table-cell>
          <table:table-cell/>
          <table:table-cell office:value-type="string" calcext:value-type="string">
            <text:p>W/O KT Field</text:p>
          </table:table-cell>
          <table:table-cell office:value-type="string" calcext:value-type="string">
            <text:p>With KT Field</text:p>
          </table:table-cell>
          <table:table-cell/>
          <table:table-cell office:value-type="string" calcext:value-type="string">
            <text:p>The tree is growing (100 new entries added every 10 seconds, distinguished set to 5 seconds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seline for the smallest possible valid message.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Messages sent after 5 Second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Ack.</text:p>
          </table:table-cell>
          <table:table-cell office:value-type="string" calcext:value-type="string">
            <text:p>Typical short acknowledgment.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Testing started 10 seconds after the KT server has started 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re we meeting at the main campus today?</text:p>
          </table:table-cell>
          <table:table-cell office:value-type="string" calcext:value-type="string">
            <text:p>Average conversational length.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Tested devices: virtual Android devices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e founded Signal: <text:a xlink:href="https://en.wikipedia.org/wiki/Moxie_Marlinspike" xlink:type="simple">https://en.wikipedia.org/wiki/Moxie_Marlinspike</text:a></text:p>
          </table:table-cell>
          <table:table-cell office:value-type="string" calcext:value-type="string">
            <text:p>Tests string handling and potential preview metadata.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oji</text:p>
          </table:table-cell>
          <table:table-cell office:value-type="string" calcext:value-type="string">
            <text:p>Testing the throughput 🚄</text:p>
          </table:table-cell>
          <table:table-cell office:value-type="string" calcext:value-type="string">
            <text:p>4-byte UTF-8 character overhead.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Technical</text:p>
          </table:table-cell>
          <table:table-cell office:value-type="string" calcext:value-type="string">
            <text:p>Error: NullPointerException at line 42 in verify.rs</text:p>
          </table:table-cell>
          <table:table-cell office:value-type="string" calcext:value-type="string">
            <text:p>Mixed alphanumeric and symbols.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ormatting</text:p>
          </table:table-cell>
          <table:table-cell office:value-type="string" calcext:value-type="string">
            <text:p>Please check the <text:span text:style-name="T1">Security logs</text:span>!</text:p>
          </table:table-cell>
          <table:table-cell office:value-type="string" calcext:value-type="string">
            <text:p>Triggers markdown/bodyRange parsing.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End to End Encryption is nice, but there is one question: How do we exchange our public keys? If we rely on somebody else, we are risking that they will do a MITM attack on us. How about Key Transparency?</text:p>
          </table:table-cell>
          <table:table-cell office:value-type="string" calcext:value-type="string">
            <text:p>Mid-sized message length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4" calcext:value-type="float">
            <text:p>1004</text:p>
          </table:table-cell>
          <table:table-cell table:number-columns-repeated="2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2026-02-06 09:47:40.759 23079-23109 AlarmSleepTimer         org.thoughtcrime.securesms           W  Setting an inexact alarm to wake up in 20000ms. CanScheduleAlarms: false</text:p>
            <text:p>2026-02-06 09:47:40.832 23079-23109 LibSignalChatConnection org.thoughtcrime.securesms           D  [libsignal-auth:200761730] [sendKeepAlive] Success</text:p>
            <text:p>2026-02-06 09:47:40.888 23079-23109 LibSignalChatConnection org.thoughtcrime.securesms           D  [libsignal-unauth:63660783] [sendKeepAlive] Success</text:p>
            <text:p>2026-02-06 09:47:41.675 23079-23129 EGL_emulation           org.thoughtcrime.securesms           D  app_time_stats: avg=499.78ms min=499.49ms max=500.01ms count=3</text:p>
            <text:p>2026-02-06 09:47:42.675 23079-23129 EGL_emulation           org.thoughtcrime.securesms           D  app_time_stats: avg=500.05ms min=499.93ms max=500.17ms count=2</text:p>
            <text:p>2026-02-06 09:47:43.676 23079-23129 EGL_emulation           org.thoughtcrime.securesms           D  app_time_stats: avg=500.21ms min=500.20ms max=500.22ms count=2</text:p>
            <text:p>2026-02-06 09:47:45.175 23079-23129 EGL_emulation           org.thoughtcrime.securesms           D  app_time_stats: avg=499.88ms min=499.79ms max=500.01ms count=3</text:p>
            <text:p>2026-02-06 09:47:46.176 23079-23129 EGL_emulation           org.thoughtcrime.securesms           D  app_time_stats: avg=500.12ms min=499.88ms max=500.36ms count=2</text:p>
            <text:p>2026-02-06 09:47:47.176 23079-23129 EGL_emulation           org.thoughtcrime.securesms           D  app_time_stats: avg=500.01ms min=499.81ms max=500.22ms count=2</text:p>
            <text:p>2026-02-06 09:47:48.176 23079-23129 EGL_emulation           org.thoughtcrime.securesms           D  app_time_stats: avg=500.07ms min=499.69ms max=500.45ms count=2</text:p>
            <text:p>2026-02-06 09:47:49.676 23079-23129 EGL_emulation           org.thoughtcrime.securesms           D  app_time_stats: avg=500.01ms min=499.78ms max=500.16ms count=3</text:p>
            <text:p>2026-02-06 09:47:51.175 23079-23129 EGL_emulation           org.thoughtcrime.securesms           D  app_time_stats: avg=499.78ms min=499.46ms max=500.12ms count=3</text:p>
          </table:table-cell>
          <table:table-cell office:value-type="string" calcext:value-type="string">
            <text:p>Behavior regarding large messages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2708" calcext:value-type="float">
            <text:p>2708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9:28:14.108789350</meta:creation-date>
    <dc:date>2026-02-06T11:56:50.960545910</dc:date>
    <meta:editing-duration>PT50M31S</meta:editing-duration>
    <meta:editing-cycles>8</meta:editing-cycles>
    <meta:generator>LibreOffice/7.3.7.2$Linux_X86_64 LibreOffice_project/30$Build-2</meta:generator>
    <meta:document-statistic meta:table-count="1" meta:cell-count="67" meta:object-count="0"/>
  </office:meta>
</office:document-meta>
</file>